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3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float" office:value="2850">
            <text:p>285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style-name="ce4" office:value-type="string">
            <text:p>Outlet Gui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8"/>
          <table:table-cell table:style-name="ce4" office:value-type="string">
            <text:p>Vanes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style-name="ce23"/>
          <table:table-cell table:number-columns-repeated="7"/>
        </table:table-row>
        <table:table-row table:style-name="ro7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4733583613276">
            <text:p>0.2473358361</text:p>
          </table:table-cell>
          <table:table-cell table:formula="of:= [.D13]/(287*[.$J$3]*[.D25])^0.5" office:value-type="float" office:value="0.263874520562891">
            <text:p>0.2638745206</text:p>
          </table:table-cell>
          <table:table-cell table:formula="of:= [.E13]/(287*[.$J$3]*[.E25])^0.5" office:value-type="float" office:value="0.26423381142819">
            <text:p>0.2642338114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87.1385466364398">
            <text:p>87.1385466364</text:p>
          </table:table-cell>
          <table:table-cell table:style-name="ce24" table:formula="of:=[.D11]/COS([.D56]/57.29577951)" office:value-type="float" office:value="94.4690054351532">
            <text:p>94.4690054352</text:p>
          </table:table-cell>
          <table:table-cell table:style-name="ce24" table:formula="of:=[.E11]/COS([.E56]/57.29577951)" office:value-type="float" office:value="96.4911299994724">
            <text:p>96.4911299995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6073017874904">
            <text:p>69.6073017875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1.137617793236">
            <text:p>111.1376177932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style-name="ce25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913296149682">
            <text:p>308.9132961497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4.280714222935">
            <text:p>114.2807142229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259136202782641">
            <text:p>0.2591362028</text:p>
          </table:table-cell>
          <table:table-cell table:style-name="ce28" table:formula="of:=[.$E$5]*([.D26]-[.D24])/([.$G$3]*[.D46])^2" office:value-type="float" office:value="0.311598616200447">
            <text:p>0.3115986162</text:p>
          </table:table-cell>
          <table:table-cell table:style-name="ce28" table:formula="of:=[.$E$5]*([.E26]-[.E24])/([.$G$3]*[.E46])^2" office:value-type="float" office:value="0.327582909070615">
            <text:p>0.3275829091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6.3226438162611">
            <text:p>26.3226438163</text:p>
          </table:table-cell>
          <table:table-cell table:style-name="ce34" table:formula="of:=0.5*([.D36]+[.D37])" office:value-type="float" office:value="32.026524116375">
            <text:p>32.0265241164</text:p>
          </table:table-cell>
          <table:table-cell table:style-name="ce34" table:formula="of:=0.5*([.E36]+[.E37])" office:value-type="float" office:value="34.7333375852318">
            <text:p>34.7333375852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6.3226438162611">
            <text:p>26.3226438163</text:p>
          </table:table-cell>
          <table:table-cell table:style-name="ce23" table:formula="of:=([.D37]-[.D36])/2" office:value-type="float" office:value="32.026524116375">
            <text:p>32.0265241164</text:p>
          </table:table-cell>
          <table:table-cell table:style-name="ce23" table:formula="of:=([.E37]-[.E36])/2" office:value-type="float" office:value="32.3070401713985">
            <text:p>32.3070401714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2.6452876325222">
            <text:p>52.6452876325</text:p>
          </table:table-cell>
          <table:table-cell table:style-name="ce23" table:formula="of:= [.D32]+[.D33]" office:value-type="float" office:value="64.05304823275">
            <text:p>64.0530482328</text:p>
          </table:table-cell>
          <table:table-cell table:style-name="ce23" table:formula="of:= [.E32]+[.E33]" office:value-type="float" office:value="67.0403777566303">
            <text:p>67.0403777566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2.6452876325222">
            <text:p>52.6452876325</text:p>
          </table:table-cell>
          <table:table-cell table:style-name="ce23" table:formula="of:=TAN([.D56]/57.29577951)*[.D12]" office:value-type="float" office:value="64.05304823275">
            <text:p>64.0530482328</text:p>
          </table:table-cell>
          <table:table-cell table:style-name="ce23" table:formula="of:=TAN([.E56]/57.29577951)*[.E12]" office:value-type="float" office:value="67.0403777566303">
            <text:p>67.0403777566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932.9811525636">
            <text:p>12932.9811525636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466.49057628178">
            <text:p>6466.4905762818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466.49057628178">
            <text:p>6466.4905762818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1">
            <text:p>-359.6500562014</text:p>
          </table:table-cell>
          <table:table-cell table:style-name="ce28" table:formula="of:=[.D38]-([.D40])" office:value-type="float" office:value="-206.972029196089">
            <text:p>-206.9720291961</text:p>
          </table:table-cell>
          <table:table-cell table:style-name="ce28" table:formula="of:=[.E38]-([.E40])" office:value-type="float" office:value="281.355403498555">
            <text:p>281.3554034986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style-name="ce28"/>
          <table:table-cell table:number-columns-repeated="7"/>
        </table:table-row>
        <table:table-row table:style-name="ro8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196.7769080947">
            <text:p>26196.7769080947</text:p>
          </table:table-cell>
          <table:table-cell table:style-name="ce28" table:formula="of:=([.C40]+[.D40]+[.E40])-([.C38]+[.D38])" office:value-type="float" office:value="13499.603237961">
            <text:p>13499.603237961</text:p>
          </table:table-cell>
          <table:table-cell table:style-name="ce28" table:formula="of:=([.C40]+[.D40]+[.E40])-([.C38]+[.D38]+[.E38])" office:value-type="float" office:value="285.266681898895">
            <text:p>285.2666818989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 table:style-name="ce23"/>
          <table:table-cell table:number-columns-repeated="7"/>
        </table:table-row>
        <table:table-row table:style-name="ro6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6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48058856635431">
            <text:p>0.3480588566</text:p>
          </table:table-cell>
          <table:table-cell table:style-name="ce28" table:formula="of:= [.D11]/( [.$G$3] * [.D46] )" office:value-type="float" office:value="0.343985249152759">
            <text:p>0.3439852492</text:p>
          </table:table-cell>
          <table:table-cell table:style-name="ce28" table:formula="of:= [.E11]/( [.$G$3] * [.E46] )" office:value-type="float" office:value="0.345727181018199">
            <text:p>0.345727181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1.38647168593038">
            <text:p>1.3864716859</text:p>
          </table:table-cell>
          <table:table-cell table:formula="of:=(1.5*[.D31])/(1.55*[.D51]-[.D31])" office:value-type="float" office:value="2.10940087662608">
            <text:p>2.1094008766</text:p>
          </table:table-cell>
          <table:table-cell table:formula="of:=(1.5*[.E31])/(1.55*[.E51]-[.E31])" office:value-type="float" office:value="2.35903982381004">
            <text:p>2.3590398238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3"/>
          <table:table-cell table:number-columns-repeated="7"/>
        </table:table-row>
        <table:table-row table:style-name="ro6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2" table:style-name="ce29" office:value-type="float" office:value="10">
            <text:p>10</text:p>
          </table:table-cell>
          <table:table-cell table:number-columns-repeated="7"/>
        </table:table-row>
        <table:table-row table:style-name="ro6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7.1681424805112">
            <text:p>37.1681424805</text:p>
          </table:table-cell>
          <table:table-cell table:formula="of:=ATAN([.D31]/([.D51]*0.982))*57.29577951" office:value-type="float" office:value="42.690079958767">
            <text:p>42.6900799588</text:p>
          </table:table-cell>
          <table:table-cell table:formula="of:=ATAN([.E31]/([.E51]*0.982))*57.29577951" office:value-type="float" office:value="43.9762043638922">
            <text:p>43.9762043639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0.8090954857888">
            <text:p>-70.8090954858</text:p>
          </table:table-cell>
          <table:table-cell table:formula="of:=ATAN(TAN([.D55]/57.29577951)-1/[.D51])*57.29577951" office:value-type="float" office:value="-71.0175386714785">
            <text:p>-71.0175386715</text:p>
          </table:table-cell>
          <table:table-cell table:formula="of:=ATAN(TAN([.E55]/57.29577951)-1/[.E51])*57.29577951" office:value-type="float" office:value="-70.7123949793543">
            <text:p>-70.7123949794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64.6936742373412">
            <text:p>-64.6936742373</text:p>
          </table:table-cell>
          <table:table-cell table:formula="of:=ATAN(TAN([.D56]/57.29577951) - 1/[.D51] ) * 57.29577951" office:value-type="float" office:value="-63.2579469631177">
            <text:p>-63.2579469631</text:p>
          </table:table-cell>
          <table:table-cell table:formula="of:=ATAN(TAN([.E56]/57.29577951) - 1/[.E51] ) * 57.29577951" office:value-type="float" office:value="-62.5802326940759">
            <text:p>-62.5802326941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6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96865963216914">
            <text:p>0.7968659632</text:p>
          </table:table-cell>
          <table:table-cell table:style-name="ce28" table:formula="of:= COS([.D56]/57.29577951)/COS([.D55]/57.29577951)" office:value-type="float" office:value="0.735031998896538">
            <text:p>0.7350319989</text:p>
          </table:table-cell>
          <table:table-cell table:style-name="ce28" table:formula="of:= COS([.E56]/57.29577951)/COS([.E55]/57.29577951)" office:value-type="float" office:value="0.720066883648792">
            <text:p>0.7200668836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style-name="ce28"/>
          <table:table-cell table:number-columns-repeated="7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5491619188131">
            <text:p>1.2549161919</text:p>
          </table:table-cell>
          <table:table-cell table:style-name="ce28" table:formula="of:= COS([.E55]/57.29577951)/COS([.D56]/57.29577951)" office:value-type="float" office:value="1.35965621703458">
            <text:p>1.359656217</text:p>
          </table:table-cell>
          <table:table-cell table:style-name="ce28" table:formula="of:= COS([.G55]/57.29577951)/COS([.E56]/57.29577951)" office:value-type="float" office:value="1.38960639215694">
            <text:p>1.3896063922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38439695004511">
            <text:p>1.38439695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6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320872054426772">
            <text:p>0.320872054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348240698939242">
            <text:p>0.348240698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347829819158504">
            <text:p>0.3478298192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1009433060844">
            <text:p>0.42100943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19152626165274">
            <text:p>0.4191526262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15118822295738">
            <text:p>0.415118822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39267732475634">
            <text:p>0.3926773248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 office:value-type="float" office:value="0.015">
            <text:p>0.015</text:p>
          </table:table-cell>
          <table:table-cell/>
          <table:table-cell table:number-columns-repeated="8" office:value-type="float" office:value="0.015">
            <text:p>0.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rected c</text:p>
          </table:table-cell>
          <table:table-cell table:formula="of:=2*[.$C$112]*[.C47]*[.C53]/[.C102]" office:value-type="float" office:value="0.0150197560790659">
            <text:p>0.0150197561</text:p>
          </table:table-cell>
          <table:table-cell table:formula="of:=2*[.$C$112]*[.D47]*[.D53]/[.D102]" office:value-type="float" office:value="0.0151720749570677">
            <text:p>0.015172075</text:p>
          </table:table-cell>
          <table:table-cell table:formula="of:=2*[.$C$112]*[.E47]*[.E53]/[.E102]" office:value-type="float" office:value="0.0150863439308132">
            <text:p>0.0150863439</text:p>
          </table:table-cell>
          <table:table-cell/>
          <table:table-cell table:formula="of:=2*[.$C$112]*[.G47]*[.G53]/[.G102]" office:value-type="float" office:value="0.0153602655181547">
            <text:p>0.0153602655</text:p>
          </table:table-cell>
          <table:table-cell table:formula="of:=2*[.$C$112]*[.H47]*[.H53]/[.H102]" office:value-type="float" office:value="0.0150709033694589">
            <text:p>0.0150709034</text:p>
          </table:table-cell>
          <table:table-cell table:formula="of:=2*[.$C$112]*[.I47]*[.I53]/[.I102]" office:value-type="float" office:value="0.0154056585504649">
            <text:p>0.0154056586</text:p>
          </table:table-cell>
          <table:table-cell table:formula="of:=2*[.$C$112]*[.J47]*[.J53]/[.J102]" office:value-type="float" office:value="0.015104283977444">
            <text:p>0.015104284</text:p>
          </table:table-cell>
          <table:table-cell table:formula="of:=2*[.$C$112]*[.K47]*[.K53]/[.K102]" office:value-type="float" office:value="0.0151352082358056">
            <text:p>0.0151352082</text:p>
          </table:table-cell>
          <table:table-cell table:formula="of:=2*[.$C$112]*[.L47]*[.L53]/[.L102]" office:value-type="float" office:value="0.0151869298026917">
            <text:p>0.0151869298</text:p>
          </table:table-cell>
          <table:table-cell table:formula="of:=2*[.$C$112]*[.M47]*[.M53]/[.M102]" office:value-type="float" office:value="0.0151072829344957">
            <text:p>0.0151072829</text:p>
          </table:table-cell>
          <table:table-cell table:formula="of:=2*[.$C$112]*[.N47]*[.N53]/[.N102]" office:value-type="float" office:value="0.0150678730179046">
            <text:p>0.015067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1 rh</text:p>
          </table:table-cell>
          <table:table-cell table:formula="of:=[.C32]-[.C33]/[.C68]" office:value-type="float" office:value="-10.5290575265044">
            <text:p>-10.5290575265</text:p>
          </table:table-cell>
          <table:table-cell table:formula="of:=[.D32]-[.D33]/[.D68]" office:value-type="float" office:value="-11.0516111450053">
            <text:p>-11.051611145</text:p>
          </table:table-cell>
          <table:table-cell table:formula="of:=[.E32]-[.E33]/[.E68]" office:value-type="float" office:value="-7.47222005333447">
            <text:p>-7.4722200533</text:p>
          </table:table-cell>
          <table:table-cell/>
          <table:table-cell table:formula="of:=[.G32]-[.G33]/[.G68]" office:value-type="float" office:value="-7.84326973991546">
            <text:p>-7.8432697399</text:p>
          </table:table-cell>
          <table:table-cell table:formula="of:=[.H32]-[.H33]/[.H68]" office:value-type="float" office:value="-6.98624354590618">
            <text:p>-6.9862435459</text:p>
          </table:table-cell>
          <table:table-cell table:formula="of:=[.I32]-[.I33]/[.I68]" office:value-type="float" office:value="-5.40104601910149">
            <text:p>-5.4010460191</text:p>
          </table:table-cell>
          <table:table-cell table:formula="of:=[.J32]-[.J33]/[.J68]" office:value-type="float" office:value="-4.35043703447547">
            <text:p>-4.3504370345</text:p>
          </table:table-cell>
          <table:table-cell table:formula="of:=[.K32]-[.K33]/[.K68]" office:value-type="float" office:value="-3.60194921331759">
            <text:p>-3.6019492133</text:p>
          </table:table-cell>
          <table:table-cell table:formula="of:=[.L32]-[.L33]/[.L68]" office:value-type="float" office:value="-3.0412183554746">
            <text:p>-3.0412183555</text:p>
          </table:table-cell>
          <table:table-cell table:formula="of:=[.M32]-[.M33]/[.M68]" office:value-type="float" office:value="-2.60532978214535">
            <text:p>-2.6053297821</text:p>
          </table:table-cell>
          <table:table-cell table:formula="of:=[.N32]-[.N33]/[.N68]" office:value-type="float" office:value="10.5502741796395">
            <text:p>10.550274179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2 rh</text:p>
          </table:table-cell>
          <table:table-cell table:formula="of:=[.C32]+[.C33]/[.C68]" office:value-type="float" office:value="63.1743451590267">
            <text:p>63.174345159</text:p>
          </table:table-cell>
          <table:table-cell table:formula="of:=[.D32]+[.D33]/[.D68]" office:value-type="float" office:value="75.1046593777553">
            <text:p>75.1046593778</text:p>
          </table:table-cell>
          <table:table-cell table:formula="of:=[.E32]+[.E33]/[.E68]" office:value-type="float" office:value="76.938895223798">
            <text:p>76.9388952238</text:p>
          </table:table-cell>
          <table:table-cell/>
          <table:table-cell table:formula="of:=[.G32]+[.G33]/[.G68]" office:value-type="float" office:value="54.4727183011485">
            <text:p>54.4727183011</text:p>
          </table:table-cell>
          <table:table-cell table:formula="of:=[.H32]+[.H33]/[.H68]" office:value-type="float" office:value="60.2327036765919">
            <text:p>60.2327036766</text:p>
          </table:table-cell>
          <table:table-cell table:formula="of:=[.I32]+[.I33]/[.I68]" office:value-type="float" office:value="60.1310906238779">
            <text:p>60.1310906239</text:p>
          </table:table-cell>
          <table:table-cell table:formula="of:=[.J32]+[.J33]/[.J68]" office:value-type="float" office:value="61.0873281981857">
            <text:p>61.0873281982</text:p>
          </table:table-cell>
          <table:table-cell table:formula="of:=[.K32]+[.K33]/[.K68]" office:value-type="float" office:value="62.7701752471449">
            <text:p>62.7701752471</text:p>
          </table:table-cell>
          <table:table-cell table:formula="of:=[.L32]+[.L33]/[.L68]" office:value-type="float" office:value="65.0143927355528">
            <text:p>65.0143927356</text:p>
          </table:table-cell>
          <table:table-cell table:formula="of:=[.M32]+[.M33]/[.M68]" office:value-type="float" office:value="67.7310511079906">
            <text:p>67.731051108</text:p>
          </table:table-cell>
          <table:table-cell table:formula="of:=[.N32]+[.N33]/[.N68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487282399289604">
            <text:p>0.4872823993</text:p>
          </table:table-cell>
          <table:table-cell table:formula="of:= [.D11]/( [.$G$3] * [.D47] )" office:value-type="float" office:value="0.462686585565046">
            <text:p>0.4626865856</text:p>
          </table:table-cell>
          <table:table-cell table:formula="of:= [.E11]/( [.$G$3] * [.E47] )" office:value-type="float" office:value="0.451654140653856">
            <text:p>0.4516541407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507906957453976">
            <text:p>0.5079069575</text:p>
          </table:table-cell>
          <table:table-cell table:formula="of:=[.$E$5]*([.D26]-[.D24])/([.$G$3]*[.D47])^2" office:value-type="float" office:value="0.563754080293491">
            <text:p>0.5637540803</text:p>
          </table:table-cell>
          <table:table-cell table:formula="of:=[.$E$5]*([.E26]-[.E24])/([.$G$3]*[.E47])^2" office:value-type="float" office:value="0.559069985814501">
            <text:p>0.5590699858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8])" office:value-type="float" office:value="0.1">
            <text:p>0.1</text:p>
          </table:table-cell>
          <table:table-cell table:formula="of:=1+(1-[.D52])*(1-2/[.D68])" office:value-type="float" office:value="0.154923178523932">
            <text:p>0.1549231785</text:p>
          </table:table-cell>
          <table:table-cell table:formula="of:=1+(1-[.E52])*(1-2/[.E68])" office:value-type="float" office:value="0.193611131980736">
            <text:p>0.193611132</text:p>
          </table:table-cell>
          <table:table-cell/>
          <table:table-cell table:formula="of:=1+(1-[.G52])*(1-2/[.G68])" office:value-type="float" office:value="0.33087325775716">
            <text:p>0.3308732578</text:p>
          </table:table-cell>
          <table:table-cell table:formula="of:=1+(1-[.H52])*(1-2/[.H68])" office:value-type="float" office:value="0.390070745622993">
            <text:p>0.3900707456</text:p>
          </table:table-cell>
          <table:table-cell table:formula="of:=1+(1-[.I52])*(1-2/[.I68])" office:value-type="float" office:value="0.442103661837538">
            <text:p>0.4421036618</text:p>
          </table:table-cell>
          <table:table-cell table:formula="of:=1+(1-[.J52])*(1-2/[.J68])" office:value-type="float" office:value="0.477316167446042">
            <text:p>0.4773161674</text:p>
          </table:table-cell>
          <table:table-cell table:formula="of:=1+(1-[.K52])*(1-2/[.K68])" office:value-type="float" office:value="0.502597743288547">
            <text:p>0.5025977433</text:p>
          </table:table-cell>
          <table:table-cell table:formula="of:=1+(1-[.L52])*(1-2/[.L68])" office:value-type="float" office:value="0.521482973602147">
            <text:p>0.5214829736</text:p>
          </table:table-cell>
          <table:table-cell table:formula="of:=1+(1-[.M52])*(1-2/[.M68])" office:value-type="float" office:value="0.535992606813888">
            <text:p>0.5359926068</text:p>
          </table:table-cell>
          <table:table-cell table:formula="of:=1+(1-[.N52])*(1-2/[.N68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r</text:p>
          </table:table-cell>
          <table:table-cell table:formula="of:=0.5*([.C45]+[.C48]-[.C47]-[.C50])*([.C$67]/([.C45]-[.C47]))*COS([.C79]/57.29577951)" office:value-type="float" office:value="0.00602984126800316">
            <text:p>0.0060298413</text:p>
          </table:table-cell>
          <table:table-cell table:formula="of:=0.5*([.D45]+[.D48]-[.D47]-[.D50])*([.D$67]/([.D45]-[.D47]))*COS([.D79]/57.29577951)" office:value-type="float" office:value="0.00586266986565908">
            <text:p>0.0058626699</text:p>
          </table:table-cell>
          <table:table-cell table:formula="of:=0.5*([.E45]+[.E48]-[.E47]-[.E50])*([.E$67]/([.E45]-[.E47]))*COS([.E79]/57.29577951)" office:value-type="float" office:value="0.00583099489016028">
            <text:p>0.0058309949</text:p>
          </table:table-cell>
          <table:table-cell/>
          <table:table-cell table:formula="of:=0.5*([.G45]+[.G48]-[.G47]-[.G50])*([.G$67]/([.G45]-[.G47]))*COS([.G79]/57.29577951)" office:value-type="float" office:value="0.00295789353361822">
            <text:p>0.0029578935</text:p>
          </table:table-cell>
          <table:table-cell table:formula="of:=0.5*([.H45]+[.H48]-[.H47]-[.H50])*([.H$67]/([.H45]-[.H47]))*COS([.H79]/57.29577951)" office:value-type="float" office:value="0.00266602669442031">
            <text:p>0.0026660267</text:p>
          </table:table-cell>
          <table:table-cell table:formula="of:=0.5*([.I45]+[.I48]-[.I47]-[.I50])*([.I$67]/([.I45]-[.I47]))*COS([.I79]/57.29577951)" office:value-type="float" office:value="0.00252026259563644">
            <text:p>0.0025202626</text:p>
          </table:table-cell>
          <table:table-cell table:formula="of:=0.5*([.J45]+[.J48]-[.J47]-[.J50])*([.J$67]/([.J45]-[.J47]))*COS([.J79]/57.29577951)" office:value-type="float" office:value="0.0023310626692811">
            <text:p>0.0023310627</text:p>
          </table:table-cell>
          <table:table-cell table:formula="of:=0.5*([.K45]+[.K48]-[.K47]-[.K50])*([.K$67]/([.K45]-[.K47]))*COS([.K79]/57.29577951)" office:value-type="float" office:value="0.00223336652413029">
            <text:p>0.0022333665</text:p>
          </table:table-cell>
          <table:table-cell table:formula="of:=0.5*([.L45]+[.L48]-[.L47]-[.L50])*([.L$67]/([.L45]-[.L47]))*COS([.L79]/57.29577951)" office:value-type="float" office:value="0.00216325375620295">
            <text:p>0.0021632538</text:p>
          </table:table-cell>
          <table:table-cell table:formula="of:=0.5*([.M45]+[.M48]-[.M47]-[.M50])*([.M$67]/([.M45]-[.M47]))*COS([.M79]/57.29577951)" office:value-type="float" office:value="0.00209197793275495">
            <text:p>0.0020919779</text:p>
          </table:table-cell>
          <table:table-cell table:formula="of:=0.5*([.N45]+[.N48]-[.N47]-[.N50])*([.N$67]/([.N45]-[.N47]))*COS([.N79]/57.29577951)" office:value-type="float" office:value="0.00209371574650363">
            <text:p>0.00209371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6">
          <table:table-cell/>
          <table:table-cell office:value-type="string">
            <text:p>alpha1 rh</text:p>
          </table:table-cell>
          <table:table-cell table:style-name="ce34" table:formula="of:=ATAN([.C69]/[.C11])*57.29577951" office:value-type="float" office:value="-8.62225231467891">
            <text:p>-8.6222523147</text:p>
          </table:table-cell>
          <table:table-cell table:style-name="ce34" table:formula="of:=ATAN([.D69]/[.D11])*57.29577951" office:value-type="float" office:value="-9.04326330083754">
            <text:p>-9.0432633008</text:p>
          </table:table-cell>
          <table:table-cell table:style-name="ce34" table:formula="of:=ATAN([.E69]/[.E11])*57.29577951" office:value-type="float" office:value="-6.14198390602031">
            <text:p>-6.141983906</text:p>
          </table:table-cell>
          <table:table-cell table:style-name="ce34"/>
          <table:table-cell table:style-name="ce34" table:formula="of:=ATAN([.G69]/[.G11])*57.29577951" office:value-type="float" office:value="-6.44447183223485">
            <text:p>-6.4444718322</text:p>
          </table:table-cell>
          <table:table-cell table:style-name="ce34" table:formula="of:=ATAN([.H69]/[.H11])*57.29577951" office:value-type="float" office:value="-5.74528718667879">
            <text:p>-5.7452871867</text:p>
          </table:table-cell>
          <table:table-cell table:style-name="ce34" table:formula="of:=ATAN([.I69]/[.I11])*57.29577951" office:value-type="float" office:value="-4.4476577722008">
            <text:p>-4.4476577722</text:p>
          </table:table-cell>
          <table:table-cell table:style-name="ce34" table:formula="of:=ATAN([.J69]/[.J11])*57.29577951" office:value-type="float" office:value="-3.58502878513545">
            <text:p>-3.5850287851</text:p>
          </table:table-cell>
          <table:table-cell table:style-name="ce34" table:formula="of:=ATAN([.K69]/[.K11])*57.29577951" office:value-type="float" office:value="-2.96944678105294">
            <text:p>-2.9694467811</text:p>
          </table:table-cell>
          <table:table-cell table:style-name="ce34" table:formula="of:=ATAN([.L69]/[.L11])*57.29577951" office:value-type="float" office:value="-2.5078247396623">
            <text:p>-2.5078247397</text:p>
          </table:table-cell>
          <table:table-cell table:style-name="ce34" table:formula="of:=ATAN([.M69]/[.M11])*57.29577951" office:value-type="float" office:value="-2.14875091502195">
            <text:p>-2.148750915</text:p>
          </table:table-cell>
          <table:table-cell table:style-name="ce34" table:formula="of:=ATAN([.N69]/[.N11])*57.29577951" office:value-type="float" office:value="8.63936474731594">
            <text:p>8.6393647473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alpha2 rh</text:p>
          </table:table-cell>
          <table:table-cell table:style-name="ce34" table:formula="of:=ATAN([.C70]/[.C11])*57.29577951" office:value-type="float" office:value="42.2958746456528">
            <text:p>42.2958746457</text:p>
          </table:table-cell>
          <table:table-cell table:style-name="ce34" table:formula="of:=ATAN([.D70]/[.D11])*57.29577951" office:value-type="float" office:value="47.2451837206618">
            <text:p>47.2451837207</text:p>
          </table:table-cell>
          <table:table-cell table:style-name="ce34" table:formula="of:=ATAN([.E70]/[.E11])*57.29577951" office:value-type="float" office:value="47.933588355851">
            <text:p>47.9335883559</text:p>
          </table:table-cell>
          <table:table-cell table:style-name="ce34"/>
          <table:table-cell table:style-name="ce34" table:formula="of:=ATAN([.G70]/[.G11])*57.29577951" office:value-type="float" office:value="38.1135762338889">
            <text:p>38.1135762339</text:p>
          </table:table-cell>
          <table:table-cell table:style-name="ce34" table:formula="of:=ATAN([.H70]/[.H11])*57.29577951" office:value-type="float" office:value="40.9395019889612">
            <text:p>40.939501989</text:p>
          </table:table-cell>
          <table:table-cell table:style-name="ce34" table:formula="of:=ATAN([.I70]/[.I11])*57.29577951" office:value-type="float" office:value="40.8916227472576">
            <text:p>40.8916227473</text:p>
          </table:table-cell>
          <table:table-cell table:style-name="ce34" table:formula="of:=ATAN([.J70]/[.J11])*57.29577951" office:value-type="float" office:value="41.3394593501648">
            <text:p>41.3394593502</text:p>
          </table:table-cell>
          <table:table-cell table:style-name="ce34" table:formula="of:=ATAN([.K70]/[.K11])*57.29577951" office:value-type="float" office:value="42.1128806249001">
            <text:p>42.1128806249</text:p>
          </table:table-cell>
          <table:table-cell table:style-name="ce34" table:formula="of:=ATAN([.L70]/[.L11])*57.29577951" office:value-type="float" office:value="43.115702199971">
            <text:p>43.1157022</text:p>
          </table:table-cell>
          <table:table-cell table:style-name="ce34" table:formula="of:=ATAN([.M70]/[.M11])*57.29577951" office:value-type="float" office:value="44.2871473765703">
            <text:p>44.2871473766</text:p>
          </table:table-cell>
          <table:table-cell table:style-name="ce34" table:formula="of:=ATAN([.N70]/[.N11])*57.29577951" office:value-type="float" office:value="45.8563869749068">
            <text:p>45.8563869749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beta1 rh</text:p>
          </table:table-cell>
          <table:table-cell table:formula="of:=ATAN(TAN([.C77]/57.29577951)-1/[.C71])*57.29577951" office:value-type="float" office:value="-65.5935780034258">
            <text:p>-65.5935780034</text:p>
          </table:table-cell>
          <table:table-cell table:formula="of:=ATAN(TAN([.D77]/57.29577951)-1/[.D71])*57.29577951" office:value-type="float" office:value="-66.6863198857658">
            <text:p>-66.6863198858</text:p>
          </table:table-cell>
          <table:table-cell table:formula="of:=ATAN(TAN([.E77]/57.29577951)-1/[.E71])*57.29577951" office:value-type="float" office:value="-66.6974886336957">
            <text:p>-66.6974886337</text:p>
          </table:table-cell>
          <table:table-cell/>
          <table:table-cell table:formula="of:=ATAN(TAN([.G77]/57.29577951)-1/[.G71])*57.29577951" office:value-type="float" office:value="-78.3609685692911">
            <text:p>-78.3609685693</text:p>
          </table:table-cell>
          <table:table-cell table:formula="of:=ATAN(TAN([.H77]/57.29577951)-1/[.H71])*57.29577951" office:value-type="float" office:value="-79.1925647799878">
            <text:p>-79.19256478</text:p>
          </table:table-cell>
          <table:table-cell table:formula="of:=ATAN(TAN([.I77]/57.29577951)-1/[.I71])*57.29577951" office:value-type="float" office:value="-80.0405581944065">
            <text:p>-80.0405581944</text:p>
          </table:table-cell>
          <table:table-cell table:formula="of:=ATAN(TAN([.J77]/57.29577951)-1/[.J71])*57.29577951" office:value-type="float" office:value="-80.6268627714951">
            <text:p>-80.6268627715</text:p>
          </table:table-cell>
          <table:table-cell table:formula="of:=ATAN(TAN([.K77]/57.29577951)-1/[.K71])*57.29577951" office:value-type="float" office:value="-81.0534398272779">
            <text:p>-81.0534398273</text:p>
          </table:table-cell>
          <table:table-cell table:formula="of:=ATAN(TAN([.L77]/57.29577951)-1/[.L71])*57.29577951" office:value-type="float" office:value="-81.374904699585">
            <text:p>-81.3749046996</text:p>
          </table:table-cell>
          <table:table-cell table:formula="of:=ATAN(TAN([.M77]/57.29577951)-1/[.M71])*57.29577951" office:value-type="float" office:value="-81.6233882764105">
            <text:p>-81.6233882764</text:p>
          </table:table-cell>
          <table:table-cell table:formula="of:=ATAN(TAN([.N77]/57.29577951)-1/[.N71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beta2 rh</text:p>
          </table:table-cell>
          <table:table-cell table:formula="of:=ATAN(TAN([.C78]/57.29577951) - 1/[.C71] ) * 57.29577951" office:value-type="float" office:value="-48.802706812944">
            <text:p>-48.8027068129</text:p>
          </table:table-cell>
          <table:table-cell table:formula="of:=ATAN(TAN([.D78]/57.29577951) - 1/[.D71] ) * 57.29577951" office:value-type="float" office:value="-47.1941005002603">
            <text:p>-47.1941005003</text:p>
          </table:table-cell>
          <table:table-cell table:formula="of:=ATAN(TAN([.E78]/57.29577951) - 1/[.E71] ) * 57.29577951" office:value-type="float" office:value="-47.8828578647978">
            <text:p>-47.8828578648</text:p>
          </table:table-cell>
          <table:table-cell/>
          <table:table-cell table:formula="of:=ATAN(TAN([.G78]/57.29577951) - 1/[.G71] ) * 57.29577951" office:value-type="float" office:value="-75.8186937965817">
            <text:p>-75.8186937966</text:p>
          </table:table-cell>
          <table:table-cell table:formula="of:=ATAN(TAN([.H78]/57.29577951) - 1/[.H71] ) * 57.29577951" office:value-type="float" office:value="-76.8206491851891">
            <text:p>-76.8206491852</text:p>
          </table:table-cell>
          <table:table-cell table:formula="of:=ATAN(TAN([.I78]/57.29577951) - 1/[.I71] ) * 57.29577951" office:value-type="float" office:value="-78.1140116349104">
            <text:p>-78.1140116349</text:p>
          </table:table-cell>
          <table:table-cell table:formula="of:=ATAN(TAN([.J78]/57.29577951) - 1/[.J71] ) * 57.29577951" office:value-type="float" office:value="-78.9395699011727">
            <text:p>-78.9395699012</text:p>
          </table:table-cell>
          <table:table-cell table:formula="of:=ATAN(TAN([.K78]/57.29577951) - 1/[.K71] ) * 57.29577951" office:value-type="float" office:value="-79.5013748924417">
            <text:p>-79.5013748924</text:p>
          </table:table-cell>
          <table:table-cell table:formula="of:=ATAN(TAN([.L78]/57.29577951) - 1/[.L71] ) * 57.29577951" office:value-type="float" office:value="-79.897528031246">
            <text:p>-79.8975280312</text:p>
          </table:table-cell>
          <table:table-cell table:formula="of:=ATAN(TAN([.M78]/57.29577951) - 1/[.M71] ) * 57.29577951" office:value-type="float" office:value="-80.1814469033887">
            <text:p>-80.1814469034</text:p>
          </table:table-cell>
          <table:table-cell table:formula="of:=ATAN(TAN([.N78]/57.29577951) - 1/[.N71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R</text:p>
          </table:table-cell>
          <table:table-cell table:formula="of:= COS([.C78]/57.29577951)/COS([.C77]/57.29577951)" office:value-type="float" office:value="0.748134797646137">
            <text:p>0.7481347976</text:p>
          </table:table-cell>
          <table:table-cell table:formula="of:= COS([.D78]/57.29577951)/COS([.D77]/57.29577951)" office:value-type="float" office:value="0.6874069820215">
            <text:p>0.687406982</text:p>
          </table:table-cell>
          <table:table-cell table:formula="of:= COS([.E78]/57.29577951)/COS([.E77]/57.29577951)" office:value-type="float" office:value="0.673859618475835">
            <text:p>0.6738596185</text:p>
          </table:table-cell>
          <table:table-cell/>
          <table:table-cell table:formula="of:= COS([.G78]/57.29577951)/COS([.G77]/57.29577951)" office:value-type="float" office:value="0.791792048082559">
            <text:p>0.7917920481</text:p>
          </table:table-cell>
          <table:table-cell table:formula="of:= COS([.H78]/57.29577951)/COS([.H77]/57.29577951)" office:value-type="float" office:value="0.759215610624073">
            <text:p>0.7592156106</text:p>
          </table:table-cell>
          <table:table-cell table:formula="of:= COS([.I78]/57.29577951)/COS([.I77]/57.29577951)" office:value-type="float" office:value="0.758232537468919">
            <text:p>0.7582325375</text:p>
          </table:table-cell>
          <table:table-cell table:formula="of:= COS([.J78]/57.29577951)/COS([.J77]/57.29577951)" office:value-type="float" office:value="0.752281553890152">
            <text:p>0.7522815539</text:p>
          </table:table-cell>
          <table:table-cell table:formula="of:= COS([.K78]/57.29577951)/COS([.K77]/57.29577951)" office:value-type="float" office:value="0.742822490964337">
            <text:p>0.742822491</text:p>
          </table:table-cell>
          <table:table-cell table:formula="of:= COS([.L78]/57.29577951)/COS([.L77]/57.29577951)" office:value-type="float" office:value="0.730674794449909">
            <text:p>0.7306747944</text:p>
          </table:table-cell>
          <table:table-cell table:formula="of:= COS([.M78]/57.29577951)/COS([.M77]/57.29577951)" office:value-type="float" office:value="0.716353085959377">
            <text:p>0.716353086</text:p>
          </table:table-cell>
          <table:table-cell table:formula="of:= COS([.N78]/57.29577951)/COS([.N77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3]" office:value-type="float" office:value="5.84947640361358">
            <text:p>5.8494764036</text:p>
          </table:table-cell>
          <table:table-cell table:formula="of:=[.D32]-[.D33]/[.D83]" office:value-type="float" office:value="6.53882041499011">
            <text:p>6.538820415</text:p>
          </table:table-cell>
          <table:table-cell table:formula="of:=[.E32]-[.E33]/[.E83]" office:value-type="float" office:value="8.56385576795675">
            <text:p>8.563855768</text:p>
          </table:table-cell>
          <table:table-cell/>
          <table:table-cell table:formula="of:=[.G32]-[.G33]/[.G83]" office:value-type="float" office:value="4.6886601564455">
            <text:p>4.6886601564</text:p>
          </table:table-cell>
          <table:table-cell table:formula="of:=[.H32]-[.H33]/[.H83]" office:value-type="float" office:value="4.58167467506838">
            <text:p>4.5816746751</text:p>
          </table:table-cell>
          <table:table-cell table:formula="of:=[.I32]-[.I33]/[.I83]" office:value-type="float" office:value="3.87243697414532">
            <text:p>3.8724369741</text:p>
          </table:table-cell>
          <table:table-cell table:formula="of:=[.J32]-[.J33]/[.J83]" office:value-type="float" office:value="3.32930675373538">
            <text:p>3.3293067537</text:p>
          </table:table-cell>
          <table:table-cell table:formula="of:=[.K32]-[.K33]/[.K83]" office:value-type="float" office:value="2.89660866207698">
            <text:p>2.8966086621</text:p>
          </table:table-cell>
          <table:table-cell table:formula="of:=[.L32]-[.L33]/[.L83]" office:value-type="float" office:value="2.54220283726836">
            <text:p>2.5422028373</text:p>
          </table:table-cell>
          <table:table-cell table:formula="of:=[.M32]-[.M33]/[.M83]" office:value-type="float" office:value="2.24593816426573">
            <text:p>2.2459381643</text:p>
          </table:table-cell>
          <table:table-cell table:formula="of:=[.N32]-[.N33]/[.N83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3]" office:value-type="float" office:value="46.7958112289086">
            <text:p>46.7958112289</text:p>
          </table:table-cell>
          <table:table-cell table:style-name="ce34" table:formula="of:=[.D32]+[.D33]/[.D83]" office:value-type="float" office:value="57.5142278177599">
            <text:p>57.5142278178</text:p>
          </table:table-cell>
          <table:table-cell table:style-name="ce34" table:formula="of:=[.E32]+[.E33]/[.E83]" office:value-type="float" office:value="60.9028194025068">
            <text:p>60.9028194025</text:p>
          </table:table-cell>
          <table:table-cell table:style-name="ce34"/>
          <table:table-cell table:style-name="ce34" table:formula="of:=[.G32]+[.G33]/[.G83]" office:value-type="float" office:value="41.9407884047875">
            <text:p>41.9407884048</text:p>
          </table:table-cell>
          <table:table-cell table:style-name="ce34" table:formula="of:=[.H32]+[.H33]/[.H83]" office:value-type="float" office:value="48.6647854556173">
            <text:p>48.6647854556</text:p>
          </table:table-cell>
          <table:table-cell table:style-name="ce34" table:formula="of:=[.I32]+[.I33]/[.I83]" office:value-type="float" office:value="50.8576076306311">
            <text:p>50.8576076306</text:p>
          </table:table-cell>
          <table:table-cell table:style-name="ce34" table:formula="of:=[.J32]+[.J33]/[.J83]" office:value-type="float" office:value="53.4075844099749">
            <text:p>53.40758441</text:p>
          </table:table-cell>
          <table:table-cell table:style-name="ce34" table:formula="of:=[.K32]+[.K33]/[.K83]" office:value-type="float" office:value="56.2716173717503">
            <text:p>56.2716173718</text:p>
          </table:table-cell>
          <table:table-cell table:style-name="ce34" table:formula="of:=[.L32]+[.L33]/[.L83]" office:value-type="float" office:value="59.4309715428098">
            <text:p>59.4309715428</text:p>
          </table:table-cell>
          <table:table-cell table:style-name="ce34" table:formula="of:=[.M32]+[.M33]/[.M83]" office:value-type="float" office:value="62.8797831615795">
            <text:p>62.8797831616</text:p>
          </table:table-cell>
          <table:table-cell table:style-name="ce34" table:formula="of:=[.N32]+[.N33]/[.N83]" office:value-type="float" office:value="67.9992881832784">
            <text:p>67.9992881833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7071244404978">
            <text:p>0.270712444</text:p>
          </table:table-cell>
          <table:table-cell table:formula="of:= [.D11]/( [.$G$3] * [.D45] )" office:value-type="float" office:value="0.273754156904272">
            <text:p>0.2737541569</text:p>
          </table:table-cell>
          <table:table-cell table:formula="of:= [.E11]/( [.$G$3] * [.E45] )" office:value-type="float" office:value="0.280047355913566">
            <text:p>0.280047355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156761406621597">
            <text:p>0.1567614066</text:p>
          </table:table-cell>
          <table:table-cell table:formula="of:=[.$E$5]*([.D26]-[.D24])/([.$G$3]*[.D45])^2" office:value-type="float" office:value="0.197350088978986">
            <text:p>0.197350089</text:p>
          </table:table-cell>
          <table:table-cell table:formula="of:=[.$E$5]*([.E26]-[.E24])/([.$G$3]*[.E45])^2" office:value-type="float" office:value="0.214939947473491">
            <text:p>0.214939947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3])" office:value-type="float" office:value="0.722222222222222">
            <text:p>0.7222222222</text:p>
          </table:table-cell>
          <table:table-cell table:formula="of:=1+(1-[.D52])*(1-2/[.D83])" office:value-type="float" office:value="0.704168906723376">
            <text:p>0.7041689067</text:p>
          </table:table-cell>
          <table:table-cell table:formula="of:=1+(1-[.E52])*(1-2/[.E83])" office:value-type="float" office:value="0.689975878989902">
            <text:p>0.689975879</text:p>
          </table:table-cell>
          <table:table-cell/>
          <table:table-cell table:formula="of:=1+(1-[.G52])*(1-2/[.G83])" office:value-type="float" office:value="0.760882371157821">
            <text:p>0.7608823712</text:p>
          </table:table-cell>
          <table:table-cell table:formula="of:=1+(1-[.H52])*(1-2/[.H83])" office:value-type="float" office:value="0.737674494456858">
            <text:p>0.7376744945</text:p>
          </table:table-cell>
          <table:table-cell table:formula="of:=1+(1-[.I52])*(1-2/[.I83])" office:value-type="float" office:value="0.713208370345304">
            <text:p>0.7132083703</text:p>
          </table:table-cell>
          <table:table-cell table:formula="of:=1+(1-[.J52])*(1-2/[.J83])" office:value-type="float" office:value="0.693887604638158">
            <text:p>0.6938876046</text:p>
          </table:table-cell>
          <table:table-cell table:formula="of:=1+(1-[.K52])*(1-2/[.K83])" office:value-type="float" office:value="0.678328761397604">
            <text:p>0.6783287614</text:p>
          </table:table-cell>
          <table:table-cell table:formula="of:=1+(1-[.L52])*(1-2/[.L83])" office:value-type="float" office:value="0.665633632298444">
            <text:p>0.6656336323</text:p>
          </table:table-cell>
          <table:table-cell table:formula="of:=1+(1-[.M52])*(1-2/[.M83])" office:value-type="float" office:value="0.655177908047202">
            <text:p>0.655177908</text:p>
          </table:table-cell>
          <table:table-cell table:formula="of:=1+(1-[.N52])*(1-2/[.N83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s</text:p>
          </table:table-cell>
          <table:table-cell table:formula="of:=0.5*([.C48]+[.D45]-[.C50]-[.D47])*([.C$67]/([.C48]-[.C50]))*COS([.C93]/57.29577951)" office:value-type="float" office:value="0.0145818686327038">
            <text:p>0.0145818686</text:p>
          </table:table-cell>
          <table:table-cell table:formula="of:=0.5*([.D48]+[.E45]-[.D50]-[.E47])*([.D$67]/([.D48]-[.D50]))*COS([.D93]/57.29577951)" office:value-type="float" office:value="0.0146019536850315">
            <text:p>0.0146019537</text:p>
          </table:table-cell>
          <table:table-cell table:formula="of:=0.5*([.E48]+[.F45]-[.E50]-[.F47])*([.E$67]/([.E48]-[.E50]))*COS([.E93]/57.29577951)" office:value-type="float" office:value="0.0146532522083918">
            <text:p>0.0146532522</text:p>
          </table:table-cell>
          <table:table-cell/>
          <table:table-cell table:formula="of:=0.5*([.G48]+[.H45]-[.G50]-[.H47])*([.G$67]/([.G48]-[.G50]))*COS([.G93]/57.29577951)" office:value-type="float" office:value="0.014720519377951">
            <text:p>0.0147205194</text:p>
          </table:table-cell>
          <table:table-cell table:formula="of:=0.5*([.H48]+[.I45]-[.H50]-[.I47])*([.H$67]/([.H48]-[.H50]))*COS([.H93]/57.29577951)" office:value-type="float" office:value="0.01440602463201">
            <text:p>0.0144060246</text:p>
          </table:table-cell>
          <table:table-cell table:formula="of:=0.5*([.I48]+[.J45]-[.I50]-[.J47])*([.I$67]/([.I48]-[.I50]))*COS([.I93]/57.29577951)" office:value-type="float" office:value="0.01475147030239">
            <text:p>0.0147514703</text:p>
          </table:table-cell>
          <table:table-cell table:formula="of:=0.5*([.J48]+[.K45]-[.J50]-[.K47])*([.J$67]/([.J48]-[.J50]))*COS([.J93]/57.29577951)" office:value-type="float" office:value="0.0144807443070741">
            <text:p>0.0144807443</text:p>
          </table:table-cell>
          <table:table-cell table:formula="of:=0.5*([.K48]+[.L45]-[.K50]-[.L47])*([.K$67]/([.K48]-[.K50]))*COS([.K93]/57.29577951)" office:value-type="float" office:value="0.0145237225857026">
            <text:p>0.0145237226</text:p>
          </table:table-cell>
          <table:table-cell table:formula="of:=0.5*([.L48]+[.M45]-[.L50]-[.M47])*([.L$67]/([.L48]-[.L50]))*COS([.L93]/57.29577951)" office:value-type="float" office:value="0.0145836149091073">
            <text:p>0.0145836149</text:p>
          </table:table-cell>
          <table:table-cell table:formula="of:=0.5*([.M48]+[.N45]-[.M50]-[.N47])*([.M$67]/([.M48]-[.M50]))*COS([.M93]/57.29577951)" office:value-type="float" office:value="0.0145151281228332">
            <text:p>0.0145151281</text:p>
          </table:table-cell>
          <table:table-cell table:formula="of:=0.5*([.N48]+[.O45]-[.N50]-[.O47])*([.N$67]/([.N48]-[.N50]))*COS([.N93]/57.29577951)" office:value-type="float" office:value="0.00747877417052253">
            <text:p>0.00747877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4]/[.C26])*57.29577951" office:value-type="float" office:value="1.0717814831132">
            <text:p>1.0717814831</text:p>
          </table:table-cell>
          <table:table-cell table:formula="of:=ATAN([.D84]/[.D26])*57.29577951" office:value-type="float" office:value="1.15151373182977">
            <text:p>1.1515137318</text:p>
          </table:table-cell>
          <table:table-cell table:formula="of:=ATAN([.E84]/[.E26])*57.29577951" office:value-type="float" office:value="1.44939993053301">
            <text:p>1.4493999305</text:p>
          </table:table-cell>
          <table:table-cell/>
          <table:table-cell table:formula="of:=ATAN([.G84]/[.G26])*57.29577951" office:value-type="float" office:value="0.749257463333307">
            <text:p>0.7492574633</text:p>
          </table:table-cell>
          <table:table-cell table:formula="of:=ATAN([.H84]/[.H26])*57.29577951" office:value-type="float" office:value="0.687229081069118">
            <text:p>0.6872290811</text:p>
          </table:table-cell>
          <table:table-cell table:formula="of:=ATAN([.I84]/[.I26])*57.29577951" office:value-type="float" office:value="0.545191857706742">
            <text:p>0.5451918577</text:p>
          </table:table-cell>
          <table:table-cell table:formula="of:=ATAN([.J84]/[.J26])*57.29577951" office:value-type="float" office:value="0.439939581566963">
            <text:p>0.4399395816</text:p>
          </table:table-cell>
          <table:table-cell table:formula="of:=ATAN([.K84]/[.K26])*57.29577951" office:value-type="float" office:value="0.359245903261632">
            <text:p>0.3592459033</text:p>
          </table:table-cell>
          <table:table-cell table:formula="of:=ATAN([.L84]/[.L26])*57.29577951" office:value-type="float" office:value="0.295913535894235">
            <text:p>0.2959135359</text:p>
          </table:table-cell>
          <table:table-cell table:formula="of:=ATAN([.M84]/[.M26])*57.29577951" office:value-type="float" office:value="0.245355540462778">
            <text:p>0.2453555405</text:p>
          </table:table-cell>
          <table:table-cell table:formula="of:=ATAN([.N84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5]/[.C26])*57.29577951" office:value-type="float" office:value="8.51207049041411">
            <text:p>8.5120704904</text:p>
          </table:table-cell>
          <table:table-cell table:formula="of:=ATAN([.D85]/[.D26])*57.29577951" office:value-type="float" office:value="10.0262507711328">
            <text:p>10.0262507711</text:p>
          </table:table-cell>
          <table:table-cell table:formula="of:=ATAN([.E85]/[.E26])*57.29577951" office:value-type="float" office:value="10.2006115043199">
            <text:p>10.2006115043</text:p>
          </table:table-cell>
          <table:table-cell/>
          <table:table-cell table:formula="of:=ATAN([.G85]/[.G26])*57.29577951" office:value-type="float" office:value="6.67227942599837">
            <text:p>6.672279426</text:p>
          </table:table-cell>
          <table:table-cell table:formula="of:=ATAN([.H85]/[.H26])*57.29577951" office:value-type="float" office:value="7.26071547477342">
            <text:p>7.2607154748</text:p>
          </table:table-cell>
          <table:table-cell table:formula="of:=ATAN([.I85]/[.I26])*57.29577951" office:value-type="float" office:value="7.12341539552287">
            <text:p>7.1234153955</text:p>
          </table:table-cell>
          <table:table-cell table:formula="of:=ATAN([.J85]/[.J26])*57.29577951" office:value-type="float" office:value="7.02212514932478">
            <text:p>7.0221251493</text:p>
          </table:table-cell>
          <table:table-cell table:formula="of:=ATAN([.K85]/[.K26])*57.29577951" office:value-type="float" office:value="6.94485022525958">
            <text:p>6.9448502253</text:p>
          </table:table-cell>
          <table:table-cell table:formula="of:=ATAN([.L85]/[.L26])*57.29577951" office:value-type="float" office:value="6.8845278068808">
            <text:p>6.8845278069</text:p>
          </table:table-cell>
          <table:table-cell table:formula="of:=ATAN([.M85]/[.M26])*57.29577951" office:value-type="float" office:value="6.83665650130306">
            <text:p>6.8366565013</text:p>
          </table:table-cell>
          <table:table-cell table:formula="of:=ATAN([.N85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2]/57.29577951)-1/[.C86])*57.29577951" office:value-type="float" office:value="-74.778847193563">
            <text:p>-74.7788471936</text:p>
          </table:table-cell>
          <table:table-cell table:formula="of:=ATAN(TAN([.D92]/57.29577951)-1/[.D86])*57.29577951" office:value-type="float" office:value="-74.6094291356663">
            <text:p>-74.6094291357</text:p>
          </table:table-cell>
          <table:table-cell table:formula="of:=ATAN(TAN([.E92]/57.29577951)-1/[.E86])*57.29577951" office:value-type="float" office:value="-74.2491130131318">
            <text:p>-74.2491130131</text:p>
          </table:table-cell>
          <table:table-cell/>
          <table:table-cell table:formula="of:=ATAN(TAN([.G92]/57.29577951)-1/[.G86])*57.29577951" office:value-type="float" office:value="-82.8030522753543">
            <text:p>-82.8030522754</text:p>
          </table:table-cell>
          <table:table-cell table:formula="of:=ATAN(TAN([.H92]/57.29577951)-1/[.H86])*57.29577951" office:value-type="float" office:value="-82.7149001753326">
            <text:p>-82.7149001753</text:p>
          </table:table-cell>
          <table:table-cell table:formula="of:=ATAN(TAN([.I92]/57.29577951)-1/[.I86])*57.29577951" office:value-type="float" office:value="-82.7171836768718">
            <text:p>-82.7171836769</text:p>
          </table:table-cell>
          <table:table-cell table:formula="of:=ATAN(TAN([.J92]/57.29577951)-1/[.J86])*57.29577951" office:value-type="float" office:value="-82.7188748055836">
            <text:p>-82.7188748056</text:p>
          </table:table-cell>
          <table:table-cell table:formula="of:=ATAN(TAN([.K92]/57.29577951)-1/[.K86])*57.29577951" office:value-type="float" office:value="-82.7201707800637">
            <text:p>-82.7201707801</text:p>
          </table:table-cell>
          <table:table-cell table:formula="of:=ATAN(TAN([.L92]/57.29577951)-1/[.L86])*57.29577951" office:value-type="float" office:value="-82.7211875869427">
            <text:p>-82.7211875869</text:p>
          </table:table-cell>
          <table:table-cell table:formula="of:=ATAN(TAN([.M92]/57.29577951)-1/[.M86])*57.29577951" office:value-type="float" office:value="-82.7219990889136">
            <text:p>-82.7219990889</text:p>
          </table:table-cell>
          <table:table-cell table:formula="of:=ATAN(TAN([.N92]/57.29577951)-1/[.N86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3]/57.29577951) - 1/[.C86] ) * 57.29577951" office:value-type="float" office:value="-74.243908549442">
            <text:p>-74.2439085494</text:p>
          </table:table-cell>
          <table:table-cell table:formula="of:=ATAN(TAN([.D93]/57.29577951) - 1/[.D86] ) * 57.29577951" office:value-type="float" office:value="-73.9506565366336">
            <text:p>-73.9506565366</text:p>
          </table:table-cell>
          <table:table-cell table:formula="of:=ATAN(TAN([.E93]/57.29577951) - 1/[.E86] ) * 57.29577951" office:value-type="float" office:value="-73.5687773605071">
            <text:p>-73.5687773605</text:p>
          </table:table-cell>
          <table:table-cell/>
          <table:table-cell table:formula="of:=ATAN(TAN([.G93]/57.29577951) - 1/[.G86] ) * 57.29577951" office:value-type="float" office:value="-82.7083916848947">
            <text:p>-82.7083916849</text:p>
          </table:table-cell>
          <table:table-cell table:formula="of:=ATAN(TAN([.H93]/57.29577951) - 1/[.H86] ) * 57.29577951" office:value-type="float" office:value="-82.6070043409039">
            <text:p>-82.6070043409</text:p>
          </table:table-cell>
          <table:table-cell table:formula="of:=ATAN(TAN([.I93]/57.29577951) - 1/[.I86] ) * 57.29577951" office:value-type="float" office:value="-82.6093131138289">
            <text:p>-82.6093131138</text:p>
          </table:table-cell>
          <table:table-cell table:formula="of:=ATAN(TAN([.J93]/57.29577951) - 1/[.J86] ) * 57.29577951" office:value-type="float" office:value="-82.61101455654">
            <text:p>-82.6110145565</text:p>
          </table:table-cell>
          <table:table-cell table:formula="of:=ATAN(TAN([.K93]/57.29577951) - 1/[.K86] ) * 57.29577951" office:value-type="float" office:value="-82.6123115748987">
            <text:p>-82.6123115749</text:p>
          </table:table-cell>
          <table:table-cell table:formula="of:=ATAN(TAN([.L93]/57.29577951) - 1/[.L86] ) * 57.29577951" office:value-type="float" office:value="-82.6133234435909">
            <text:p>-82.6133234436</text:p>
          </table:table-cell>
          <table:table-cell table:formula="of:=ATAN(TAN([.M93]/57.29577951) - 1/[.M86] ) * 57.29577951" office:value-type="float" office:value="-82.6141260738324">
            <text:p>-82.6141260738</text:p>
          </table:table-cell>
          <table:table-cell table:formula="of:=ATAN(TAN([.N93]/57.29577951) - 1/[.N86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S</text:p>
          </table:table-cell>
          <table:table-cell table:formula="of:= COS([.C93]/57.29577951)/COS([.C92]/57.29577951)" office:value-type="float" office:value="0.989157759819763">
            <text:p>0.9891577598</text:p>
          </table:table-cell>
          <table:table-cell table:formula="of:= COS([.D93]/57.29577951)/COS([.D92]/57.29577951)" office:value-type="float" office:value="0.984926998659121">
            <text:p>0.9849269987</text:p>
          </table:table-cell>
          <table:table-cell table:formula="of:= COS([.E93]/57.29577951)/COS([.E92]/57.29577951)" office:value-type="float" office:value="0.984508708542673">
            <text:p>0.9845087085</text:p>
          </table:table-cell>
          <table:table-cell/>
          <table:table-cell table:formula="of:= COS([.G93]/57.29577951)/COS([.G92]/57.29577951)" office:value-type="float" office:value="0.993311911404206">
            <text:p>0.9933119114</text:p>
          </table:table-cell>
          <table:table-cell table:formula="of:= COS([.H93]/57.29577951)/COS([.H92]/57.29577951)" office:value-type="float" office:value="0.992052690968434">
            <text:p>0.992052691</text:p>
          </table:table-cell>
          <table:table-cell table:formula="of:= COS([.I93]/57.29577951)/COS([.I92]/57.29577951)" office:value-type="float" office:value="0.992326265705001">
            <text:p>0.9923262657</text:p>
          </table:table-cell>
          <table:table-cell table:formula="of:= COS([.J93]/57.29577951)/COS([.J92]/57.29577951)" office:value-type="float" office:value="0.992528275442134">
            <text:p>0.9925282754</text:p>
          </table:table-cell>
          <table:table-cell table:formula="of:= COS([.K93]/57.29577951)/COS([.K92]/57.29577951)" office:value-type="float" office:value="0.992682509272931">
            <text:p>0.9926825093</text:p>
          </table:table-cell>
          <table:table-cell table:formula="of:= COS([.L93]/57.29577951)/COS([.L92]/57.29577951)" office:value-type="float" office:value="0.992802988438638">
            <text:p>0.9928029884</text:p>
          </table:table-cell>
          <table:table-cell table:formula="of:= COS([.M93]/57.29577951)/COS([.M92]/57.29577951)" office:value-type="float" office:value="0.992898656559221">
            <text:p>0.9928986566</text:p>
          </table:table-cell>
          <table:table-cell table:formula="of:= COS([.N93]/57.29577951)/COS([.N92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5:.N75])+SUM([.D75:.N75])/4+SUM([.C90:.M90])+SUM([.C90:.N90])/4" office:value-type="float" office:value="0.228611438525087">
            <text:p>0.228611438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#Blades</text:p>
          </table:table-cell>
          <table:table-cell table:formula="of:=2*[.$C$112]*[.C47]*[.C53]/[.C66]" office:value-type="float" office:value="29.0381950861941">
            <text:p>29.0381950862</text:p>
          </table:table-cell>
          <table:table-cell table:formula="of:=2*[.$C$112]*[.D47]*[.D53]/[.D66]" office:value-type="float" office:value="46.5276965350075">
            <text:p>46.527696535</text:p>
          </table:table-cell>
          <table:table-cell table:formula="of:=2*[.$C$112]*[.E47]*[.E53]/[.E66]" office:value-type="float" office:value="53.3050818888734">
            <text:p>53.3050818889</text:p>
          </table:table-cell>
          <table:table-cell/>
          <table:table-cell table:formula="of:=2*[.$C$112]*[.G47]*[.G53]/[.G66]" office:value-type="float" office:value="22.5283894266268">
            <text:p>22.5283894266</text:p>
          </table:table-cell>
          <table:table-cell table:formula="of:=2*[.$C$112]*[.H47]*[.H53]/[.H66]" office:value-type="float" office:value="31.146533630215">
            <text:p>31.1465336302</text:p>
          </table:table-cell>
          <table:table-cell table:formula="of:=2*[.$C$112]*[.I47]*[.I53]/[.I66]" office:value-type="float" office:value="35.9465366177514">
            <text:p>35.9465366178</text:p>
          </table:table-cell>
          <table:table-cell table:formula="of:=2*[.$C$112]*[.J47]*[.J53]/[.J66]" office:value-type="float" office:value="41.2850428716803">
            <text:p>41.2850428717</text:p>
          </table:table-cell>
          <table:table-cell table:formula="of:=2*[.$C$112]*[.K47]*[.K53]/[.K66]" office:value-type="float" office:value="47.4236524721908">
            <text:p>47.4236524722</text:p>
          </table:table-cell>
          <table:table-cell table:formula="of:=2*[.$C$112]*[.L47]*[.L53]/[.L66]" office:value-type="float" office:value="54.6729472896902">
            <text:p>54.6729472897</text:p>
          </table:table-cell>
          <table:table-cell table:formula="of:=2*[.$C$112]*[.M47]*[.M53]/[.M66]" office:value-type="float" office:value="63.4505883248818">
            <text:p>63.4505883249</text:p>
          </table:table-cell>
          <table:table-cell table:formula="of:=2*[.$C$112]*[.N47]*[.N53]/[.N66]" office:value-type="float" office:value="74.3348402216627">
            <text:p>74.3348402217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corrected #Blades</text:p>
          </table:table-cell>
          <table:table-cell table:formula="of:=INT([.C101])" office:value-type="float" office:value="29">
            <text:p>29</text:p>
          </table:table-cell>
          <table:table-cell table:formula="of:=INT([.D101])" office:value-type="float" office:value="46">
            <text:p>46</text:p>
          </table:table-cell>
          <table:table-cell table:formula="of:=INT([.E101])" office:value-type="float" office:value="53">
            <text:p>53</text:p>
          </table:table-cell>
          <table:table-cell/>
          <table:table-cell table:formula="of:=INT([.G101])" office:value-type="float" office:value="22">
            <text:p>22</text:p>
          </table:table-cell>
          <table:table-cell table:formula="of:=INT([.H101])" office:value-type="float" office:value="31">
            <text:p>31</text:p>
          </table:table-cell>
          <table:table-cell table:formula="of:=INT([.I101])" office:value-type="float" office:value="35">
            <text:p>35</text:p>
          </table:table-cell>
          <table:table-cell table:formula="of:=INT([.J101])" office:value-type="float" office:value="41">
            <text:p>41</text:p>
          </table:table-cell>
          <table:table-cell table:formula="of:=INT([.K101])" office:value-type="float" office:value="47">
            <text:p>47</text:p>
          </table:table-cell>
          <table:table-cell table:formula="of:=INT([.L101])" office:value-type="float" office:value="54">
            <text:p>54</text:p>
          </table:table-cell>
          <table:table-cell table:formula="of:=INT([.M101])" office:value-type="float" office:value="63">
            <text:p>63</text:p>
          </table:table-cell>
          <table:table-cell table:formula="of:=INT([.N101])" office:value-type="float" office:value="74">
            <text:p>74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8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principal tensile stress</text:p>
          </table:table-cell>
          <table:table-cell table:formula="of:=0.5*[.$J$5]*[.$G$3]*[.$G$3]*[.C106]/[.$C$112]" office:value-type="float" office:value="94492539.7666663">
            <text:p>94492539.7666663</text:p>
          </table:table-cell>
          <table:table-cell table:formula="of:=0.5*[.$J$5]*[.$G$3]*[.$G$3]*[.D106]/[.$C$112]" office:value-type="float" office:value="94492539.7666663">
            <text:p>94492539.7666663</text:p>
          </table:table-cell>
          <table:table-cell table:formula="of:=0.5*[.$J$5]*[.$G$3]*[.$G$3]*[.E106]/[.$C$112]" office:value-type="float" office:value="94492539.7666663">
            <text:p>94492539.7666663</text:p>
          </table:table-cell>
          <table:table-cell/>
          <table:table-cell table:formula="of:=0.5*[.$J$5]*[.$H$3]*[.$H$3]*[.G106]/[.$C$112]" office:value-type="float" office:value="537929829.339569">
            <text:p>537929829.339569</text:p>
          </table:table-cell>
          <table:table-cell table:formula="of:=0.5*[.$J$5]*[.$H$3]*[.$H$3]*[.H106]/[.$C$112]" office:value-type="float" office:value="537929829.339569">
            <text:p>537929829.339569</text:p>
          </table:table-cell>
          <table:table-cell table:formula="of:=0.5*[.$J$5]*[.$H$3]*[.$H$3]*[.I106]/[.$C$112]" office:value-type="float" office:value="537929829.339569">
            <text:p>537929829.339569</text:p>
          </table:table-cell>
          <table:table-cell table:formula="of:=0.5*[.$J$5]*[.$H$3]*[.$H$3]*[.J106]/[.$C$112]" office:value-type="float" office:value="537929829.339569">
            <text:p>537929829.339569</text:p>
          </table:table-cell>
          <table:table-cell table:formula="of:=0.5*[.$J$5]*[.$H$3]*[.$H$3]*[.K106]/[.$C$112]" office:value-type="float" office:value="537929829.339569">
            <text:p>537929829.339569</text:p>
          </table:table-cell>
          <table:table-cell table:formula="of:=0.5*[.$J$5]*[.$H$3]*[.$H$3]*[.L106]/[.$C$112]" office:value-type="float" office:value="537929829.339569">
            <text:p>537929829.339569</text:p>
          </table:table-cell>
          <table:table-cell table:formula="of:=0.5*[.$J$5]*[.$H$3]*[.$H$3]*[.M106]/[.$C$112]" office:value-type="float" office:value="537929829.339569">
            <text:p>537929829.339569</text:p>
          </table:table-cell>
          <table:table-cell table:formula="of:=0.5*[.$J$5]*[.$H$3]*[.$H$3]*[.N106]/[.$C$112]" office:value-type="float" office:value="537929829.339569">
            <text:p>537929829.339569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with safety margin of 1.5 (Mpa)</text:p>
          </table:table-cell>
          <table:table-cell table:formula="of:=[.C107]*1.5/1000000" office:value-type="float" office:value="141.73880965">
            <text:p>141.73880965</text:p>
          </table:table-cell>
          <table:table-cell table:formula="of:=[.D107]*1.5/1000000" office:value-type="float" office:value="141.73880965">
            <text:p>141.73880965</text:p>
          </table:table-cell>
          <table:table-cell table:formula="of:=[.E107]*1.5/1000000" office:value-type="float" office:value="141.73880965">
            <text:p>141.73880965</text:p>
          </table:table-cell>
          <table:table-cell/>
          <table:table-cell table:formula="of:=[.G107]*1.5/1000000" office:value-type="float" office:value="806.894744009354">
            <text:p>806.8947440094</text:p>
          </table:table-cell>
          <table:table-cell table:formula="of:=[.H107]*1.5/1000000" office:value-type="float" office:value="806.894744009354">
            <text:p>806.8947440094</text:p>
          </table:table-cell>
          <table:table-cell table:formula="of:=[.I107]*1.5/1000000" office:value-type="float" office:value="806.894744009354">
            <text:p>806.8947440094</text:p>
          </table:table-cell>
          <table:table-cell table:formula="of:=[.J107]*1.5/1000000" office:value-type="float" office:value="806.894744009354">
            <text:p>806.8947440094</text:p>
          </table:table-cell>
          <table:table-cell table:formula="of:=[.K107]*1.5/1000000" office:value-type="float" office:value="806.894744009354">
            <text:p>806.8947440094</text:p>
          </table:table-cell>
          <table:table-cell table:formula="of:=[.L107]*1.5/1000000" office:value-type="float" office:value="806.894744009354">
            <text:p>806.8947440094</text:p>
          </table:table-cell>
          <table:table-cell table:formula="of:=[.M107]*1.5/1000000" office:value-type="float" office:value="806.894744009354">
            <text:p>806.8947440094</text:p>
          </table:table-cell>
          <table:table-cell table:formula="of:=[.N107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34" table:end-x="0.1157in" table:end-y="0.1508in" draw:z-index="0" draw:style-name="gr1" draw:text-style-name="P1" svg:width="6.2988in" svg:height="3.5429in" svg:x="0.0402in" svg:y="0.1236in">
              <draw:object draw:notify-on-update-of-ranges="Test.B141:Test.V141 Test.B114:Test.B114 Test.B115:Test.B137 Test.C114:Test.C114 Test.C115:Test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41]+1.25*[.C75]" office:value-type="float" office:value="0.00753730158500395">
            <text:p>0.0075373016</text:p>
          </table:table-cell>
          <table:table-cell table:style-name="ce3" table:formula="of:=[.C141]+1.25*[.C90]" office:value-type="float" office:value="0.0257646373758836">
            <text:p>0.0257646374</text:p>
          </table:table-cell>
          <table:table-cell table:style-name="ce3" table:formula="of:=[.D141]+1.25*[.D75]" office:value-type="float" office:value="0.0330929747079575">
            <text:p>0.0330929747</text:p>
          </table:table-cell>
          <table:table-cell table:style-name="ce3" table:formula="of:=[.E141]+1.25*[.D90]" office:value-type="float" office:value="0.0513454168142469">
            <text:p>0.0513454168</text:p>
          </table:table-cell>
          <table:table-cell table:style-name="ce3" table:formula="of:=[.F141]+1.25*[.E75]" office:value-type="float" office:value="0.0586341604269473">
            <text:p>0.0586341604</text:p>
          </table:table-cell>
          <table:table-cell table:style-name="ce3" table:formula="of:=[.G141]+1.25*[.E90]" office:value-type="float" office:value="0.076950725687437">
            <text:p>0.0769507257</text:p>
          </table:table-cell>
          <table:table-cell table:style-name="ce3" table:formula="of:=[.H141]+1.25*[.G75]" office:value-type="float" office:value="0.0806480926044598">
            <text:p>0.0806480926</text:p>
          </table:table-cell>
          <table:table-cell table:style-name="ce3" table:formula="of:=[.I141]+1.25*[.G90]" office:value-type="float" office:value="0.0990487418268985">
            <text:p>0.0990487418</text:p>
          </table:table-cell>
          <table:table-cell table:style-name="ce3" table:formula="of:=[.J141]+1.25*[.H75]" office:value-type="float" office:value="0.102381275194924">
            <text:p>0.1023812752</text:p>
          </table:table-cell>
          <table:table-cell table:style-name="ce3" table:formula="of:=[.K141]+1.25*[.H90]" office:value-type="float" office:value="0.120388805984936">
            <text:p>0.120388806</text:p>
          </table:table-cell>
          <table:table-cell table:style-name="ce3" table:formula="of:=[.L141]+1.25*[.I75]" office:value-type="float" office:value="0.123539134229482">
            <text:p>0.1235391342</text:p>
          </table:table-cell>
          <table:table-cell table:style-name="ce3" table:formula="of:=[.M141]+1.25*[.I90]" office:value-type="float" office:value="0.14197847210747">
            <text:p>0.1419784721</text:p>
          </table:table-cell>
          <table:table-cell table:style-name="ce3" table:formula="of:=[.N141]+1.25*[.J75]" office:value-type="float" office:value="0.144892300444071">
            <text:p>0.1448923004</text:p>
          </table:table-cell>
          <table:table-cell table:style-name="ce3" table:formula="of:=[.O141]+1.25*[.J90]" office:value-type="float" office:value="0.162993230827914">
            <text:p>0.1629932308</text:p>
          </table:table-cell>
          <table:table-cell table:style-name="ce3" table:formula="of:=[.P141]+1.25*[.K75]" office:value-type="float" office:value="0.165784938983076">
            <text:p>0.165784939</text:p>
          </table:table-cell>
          <table:table-cell table:style-name="ce3" table:formula="of:=[.Q141]+1.25*[.K90]" office:value-type="float" office:value="0.183939592215205">
            <text:p>0.1839395922</text:p>
          </table:table-cell>
          <table:table-cell table:style-name="ce3" table:formula="of:=[.R141]+1.25*[.L75]" office:value-type="float" office:value="0.186643659410458">
            <text:p>0.1866436594</text:p>
          </table:table-cell>
          <table:table-cell table:style-name="ce3" table:formula="of:=[.S141]+1.25*[.L90]" office:value-type="float" office:value="0.204873178046842">
            <text:p>0.204873178</text:p>
          </table:table-cell>
          <table:table-cell table:style-name="ce3" table:formula="of:=[.T141]+1.25*[.M75]" office:value-type="float" office:value="0.207488150462786">
            <text:p>0.2074881505</text:p>
          </table:table-cell>
          <table:table-cell table:style-name="ce3" table:formula="of:=[.U141]+1.25*[.M90]" office:value-type="float" office:value="0.225632060616328">
            <text:p>0.2256320606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9">06/19/2024</text:date>, <text:time>09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9T09:17:19</dc:date>
    <meta:editing-duration>P12DT17H28M25S</meta:editing-duration>
    <meta:editing-cycles>1203</meta:editing-cycles>
    <meta:document-statistic meta:table-count="4" meta:cell-count="37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41:Test.V141 Test.B114:Test.C137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41:Test.V14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15:Test.B137" chart:label-cell-address="Test.B114:Test.B114" chart:class="chart:line">
            <chart:data-point chart:repeated="23"/>
          </chart:series>
          <chart:series chart:style-name="ch8" chart:values-cell-range-address="Test.C115:Test.C137" chart:label-cell-address="Test.C114:Test.C11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14:Test.B114</svg:desc>
                </draw:g>
              </table:table-cell>
              <table:table-cell office:value-type="string">
                <text:p>Hub</text:p>
                <draw:g>
                  <svg:desc>Test.C114:Test.C1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41:Test.V141</svg:desc>
                </draw:g>
              </table:table-cell>
              <table:table-cell office:value-type="float" office:value="0.09">
                <text:p>0.09</text:p>
                <draw:g>
                  <svg:desc>Test.B115:Test.B137</svg:desc>
                </draw:g>
              </table:table-cell>
              <table:table-cell office:value-type="float" office:value="0.05">
                <text:p>0.05</text:p>
                <draw:g>
                  <svg:desc>Test.C115:Test.C137</svg:desc>
                </draw:g>
              </table:table-cell>
            </table:table-row>
            <table:table-row>
              <table:table-cell office:value-type="float" office:value="0.0075373015850039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7646373758836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30929747079575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13454168142469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86341604269473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6950725687437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806480926044598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90487418268985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238127519492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2038880598493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353913422948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419784721074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489230044407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299323082791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578493898307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393959221520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664365941045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487317804684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748815046278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563206061632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